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8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4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6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8306560" text:id="ct1183065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18306768" text:id="ct1183067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18306976" text:id="ct1183069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18307184" text:id="ct1183071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58185719912043856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5"/>
      <text:p text:style-name="P2"><text:change text:change-id="ct11830656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5"><text:change text:change-id="ct11830676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118306976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>@@@</text:p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/>
          </table:table-cell>
          <table:table-cell table:style-name="表22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><text:soft-page-break/></text:p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118307184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><text:soft-page-break/></text:p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1792357615587952129" text:style-name="L2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ext:soft-page-break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2T09:08:21.03</dc:date>
    <dc:creator>iwabuchi ken</dc:creator>
    <meta:editing-duration>P4DT8H3M6S</meta:editing-duration>
    <meta:editing-cycles>236</meta:editing-cycles>
    <meta:generator>OpenOffice/4.1.3$Win32 OpenOffice.org_project/413m1$Build-9783</meta:generator>
    <meta:document-statistic meta:table-count="27" meta:image-count="0" meta:object-count="0" meta:page-count="27" meta:paragraph-count="656" meta:word-count="2897" meta:character-count="15523"/>
  </office:meta>
</office:document-meta>
</file>